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35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9.717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>
      <style:text-properties style:font-name="Liberation Sans" style:font-name-asian="Droid Sans Fallback" style:font-name-complex="FreeSans"/>
    </style:style>
    <style:style style:name="ce7" style:family="table-cell" style:parent-style-name="Default">
      <style:text-properties fo:color="#0000ff" fo:font-weight="bold" style:font-weight-asian="bold" style:font-weight-complex="bold"/>
    </style:style>
    <style:style style:name="ce8" style:family="table-cell" style:parent-style-name="Default">
      <style:text-properties fo:font-size="12pt" style:font-size-asian="12pt" style:font-size-complex="12pt"/>
    </style:style>
  </office:automatic-styles>
  <office:body>
    <office:spreadsheet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Projeto</text:p>
          </table:table-cell>
          <table:table-cell table:style-name="ce1" office:value-type="string" calcext:value-type="string" table:number-columns-spanned="2" table:number-rows-spanned="1">
            <text:p>Maxxcard Frota</text:p>
          </table:table-cell>
          <table:covered-table-cell table:style-name="ce8"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3" office:value-type="string" calcext:value-type="string">
            <text:p>Item</text:p>
          </table:table-cell>
          <table:table-cell table:style-name="ce3" office:value-type="string" calcext:value-type="string">
            <text:p>Esforço</text:p>
          </table:table-cell>
          <table:table-cell table:style-name="ce3" office:value-type="string" calcext:value-type="string">
            <text:p>Observações</text:p>
          </table:table-cell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1.Refactoring Modelo Cartão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1.1. Classes de domíni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style-name="ce2" office:value-type="string" calcext:value-type="string">
            <text:p>1.2. Cadastro Programa 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íncular cartão funcionário/veícul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luir um parâmetro para determinar se o cartão vincula-se ao funcionário ou veículo</text:p>
          </table:table-cell>
        </table:table-row>
        <table:table-row table:style-name="ro2">
          <table:table-cell table:style-name="ce2" office:value-type="string" calcext:value-type="string">
            <text:p>1.3.Cadastro Funcionári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Cartão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O sistema deverá verificar no momento do cadastro do funcionário se o programa associado vincula o cartão ao funcionário.</text:p>
          </table:table-cell>
        </table:table-row>
        <table:table-row table:style-name="ro2">
          <table:table-cell table:style-name="ce2" office:value-type="string" calcext:value-type="string">
            <text:p>1.4.Embossing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r Arquivo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Preparar a geração do arquivo embossing para diferenciar vinculação com veículo e com funcionário</text:p>
          </table:table-cell>
        </table:table-row>
        <table:table-row table:style-name="ro2">
          <table:table-cell table:style-name="ce2" office:value-type="string" calcext:value-type="string">
            <text:p>1.5.Cadastro de Veícul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eração de Cartão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 programa com vínculo Cartão/Veículo, gerar cartão</text:p>
          </table:table-cell>
        </table:table-row>
        <table:table-row table:style-name="ro2">
          <table:table-cell office:value-type="string" calcext:value-type="string">
            <text:p>Definir Limite de Crédit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efinir Limite Diári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office:value-type="string" calcext:value-type="string">
            <text:p>Definir Limite Mensal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2.Faturamento CAP Estabelecimentos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2.1.Cadastro de Estabeleciment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Faturament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ção arquivo pagamento BRADESC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3.Faturamento CAR Conveniados (modelo crédito)</text:p>
          </table:table-cell>
          <table:table-cell table:number-columns-repeated="2"/>
        </table:table-row>
        <table:table-row table:style-name="ro2">
          <table:table-cell table:style-name="ce2" office:value-type="string" calcext:value-type="string">
            <text:p>3.1. Cadastro de Program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Definir modelo de cobrança (pré ou pós pago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Incluir parâmetro para determinar se cobrança será pré-pago (pedido) ou pós-pago (faturamento)</text:p>
          </table:table-cell>
        </table:table-row>
        <table:table-row table:style-name="ro2">
          <table:table-cell table:style-name="ce4" office:value-type="string" calcext:value-type="string">
            <text:p>Definir dias de fechament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Incluir parâmetro para determinar os diversos dias de fechamento (faturamento) no mês</text:p>
          </table:table-cell>
        </table:table-row>
        <table:table-row table:style-name="ro2">
          <table:table-cell table:style-name="ce4" office:value-type="string" calcext:value-type="string">
            <text:p>Definir prazo para pagament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juros pró-ra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multa por atras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renovação do limite 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Administr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Manuten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axa de Utilização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 office:value-type="string" calcext:value-type="string">
            <text:p>Definir tolerância atraso fatura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2. Agendamento Lançamento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CAR por fechament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4"/>
          <table:table-cell table:number-columns-repeated="2"/>
        </table:table-row>
        <table:table-row table:style-name="ro2">
          <table:table-cell table:style-name="ce2" office:value-type="string" calcext:value-type="string">
            <text:p>3.3. Faturamento 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Faturamento Contas 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Faturamento Contas em Atraso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boletos ITAÚ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office:value-type="string" calcext:value-type="string">
            <text:p>Gerar arquivo Registro Cobrança ITAÚ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4. Liquidação de Faturas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rquivo CNAB</text:p>
          </table:table-cell>
          <table:table-cell table:style-name="ce6"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5. Atualização de Saldo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atualizaçã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2" office:value-type="string" calcext:value-type="string">
            <text:p>6.Controle de Adimplência/Inadimplência</text:p>
          </table:table-cell>
          <table:table-cell table:number-columns-repeated="2"/>
        </table:table-row>
        <table:table-row table:style-name="ro2">
          <table:table-cell table:style-name="ce4" office:value-type="string" calcext:value-type="string">
            <text:p>Processar bloqueio/desbloqueio de contas</text:p>
          </table:table-cell>
          <table:table-cell office:value-type="float" office:value="34" calcext:value-type="float">
            <text:p>34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7.Produtos/Serviço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r produtos/serviços permitidos por Programa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Definir produtos/serviços permitidos por Veículo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2" office:value-type="string" calcext:value-type="string">
            <text:p>8. Regras de Autorizaçã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efactoring Transação de Combustível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Refactoring Transação de Serviço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office:value-type="string" calcext:value-type="string">
            <text:p>Refactoring Transação de Equipamentos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table:style-name="ce5" office:value-type="string" calcext:value-type="string">
            <text:p>Total de Pontos</text:p>
          </table:table-cell>
          <table:table-cell table:style-name="ce7" table:formula="of:=SUM([.B6:.B63])" office:value-type="float" office:value="591" calcext:value-type="float">
            <text:p>591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3">00/00/0000</text:date>, <text:time style:data-style-name="N2" text:time-value="13:22:49.512263057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8T18:33:14.191946511</meta:creation-date>
    <dc:date>2017-06-23T17:43:19.811231903</dc:date>
    <meta:editing-duration>PT8H35M54S</meta:editing-duration>
    <meta:editing-cycles>93</meta:editing-cycles>
    <meta:generator>LibreOffice/4.2.8.2$Linux_X86_64 LibreOffice_project/420m0$Build-2</meta:generator>
    <meta:document-statistic meta:table-count="1" meta:cell-count="97" meta:object-count="0"/>
  </office:meta>
</office:document-meta>
</file>